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3">
      <style:paragraph-properties fo:text-align="start" style:justify-single-word="false"/>
      <style:text-properties fo:color="#ff3333" fo:font-size="22pt" style:font-size-asian="22pt" style:font-size-complex="22pt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>
      <style:text-properties style:font-name="Times New Roman" fo:font-size="13pt" style:font-size-asian="13pt" style:font-size-complex="13pt"/>
    </style:style>
    <style:style style:name="P11" style:family="paragraph" style:parent-style-name="Text_20_body" style:list-style-name="L1">
      <style:paragraph-properties fo:margin-top="0cm" fo:margin-bottom="0cm"/>
    </style:style>
    <style:style style:name="P12" style:family="paragraph" style:parent-style-name="Text_20_body" style:list-style-name="L2">
      <style:paragraph-properties fo:margin-top="0cm" fo:margin-bottom="0cm"/>
    </style:style>
    <style:style style:name="P13" style:family="paragraph" style:parent-style-name="Text_20_body" style:list-style-name="L3">
      <style:paragraph-properties fo:margin-top="0cm" fo:margin-bottom="0cm"/>
    </style:style>
    <style:style style:name="P14" style:family="paragraph" style:parent-style-name="Text_20_body" style:list-style-name="L4">
      <style:paragraph-properties fo:margin-top="0cm" fo:margin-bottom="0cm"/>
    </style:style>
    <style:style style:name="P15" style:family="paragraph" style:parent-style-name="Text_20_body" style:list-style-name="L5">
      <style:paragraph-properties fo:margin-top="0cm" fo:margin-bottom="0cm"/>
    </style:style>
    <style:style style:name="P16" style:family="paragraph" style:parent-style-name="Text_20_body" style:list-style-name="L6">
      <style:paragraph-properties fo:margin-top="0cm" fo:margin-bottom="0cm"/>
    </style:style>
    <style:style style:name="P17" style:family="paragraph" style:parent-style-name="Text_20_body" style:list-style-name="L7">
      <style:paragraph-properties fo:margin-top="0cm" fo:margin-bottom="0cm"/>
    </style:style>
    <style:style style:name="P18" style:family="paragraph" style:parent-style-name="Text_20_body" style:list-style-name="L8">
      <style:paragraph-properties fo:margin-top="0cm" fo:margin-bottom="0cm"/>
    </style:style>
    <style:style style:name="P19" style:family="paragraph" style:parent-style-name="Standard">
      <style:paragraph-properties fo:text-align="center" style:justify-single-word="false"/>
      <style:text-properties fo:color="#ff3333" fo:font-size="22pt" style:font-size-asian="22pt" style:font-size-complex="22pt"/>
    </style:style>
    <style:style style:name="P20" style:family="paragraph" style:parent-style-name="Standard">
      <style:paragraph-properties fo:text-align="start" style:justify-single-word="false"/>
      <style:text-properties fo:color="#ff3333" fo:font-size="22pt" style:font-size-asian="22pt" style:font-size-complex="22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3pt" style:font-size-asian="13pt" style:font-size-complex="13pt"/>
    </style:style>
    <style:style style:name="T3" style:family="text">
      <style:text-properties style:font-name="Times New Roman" fo:font-size="15pt" style:font-size-asian="15pt" style:font-size-complex="15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BACKUP,CLOUD,RAID</text:p>
      <text:p text:style-name="P20"/>
      <text:h text:style-name="P1" text:outline-level="3"><text:span text:style-name="Strong_20_Emphasis"><text:span text:style-name="T3">Introduzione al Cloud Computing</text:span></text:span></text:h>
      <text:p text:style-name="Text_20_body"><text:span text:style-name="T2">Il </text:span><text:span text:style-name="Strong_20_Emphasis"><text:span text:style-name="T2">Cloud Computing</text:span></text:span><text:span text:style-name="T2"> è un modello di erogazione di servizi informatici che permette agli utenti di accedere a risorse hardware e software tramite Internet, senza la necessità di gestire fisicamente i server o i dispositivi di archiviazione. I principali vantaggi del cloud computing includono la scalabilità, l'affidabilità, l'accessibilità globale e la riduzione dei costi di gestione e manutenzione dell'infrastruttura IT.</text:span></text:p>
      <text:p text:style-name="P10">Nel contesto del cloud computing, le risorse sono fornite tramite modelli di servizio che consentono alle aziende e agli utenti di scegliere il livello di controllo e gestione desiderato.</text:p>
      <text:h text:style-name="Heading_20_3" text:outline-level="3"><text:span text:style-name="Strong_20_Emphasis"><text:span text:style-name="T2">Ricerca sui principali fornitori di servizi cloud</text:span></text:span></text:h>
      <text:p text:style-name="Text_20_body"><text:span text:style-name="T2">I principali fornitori di servizi cloud a livello globale sono </text:span><text:span text:style-name="Strong_20_Emphasis"><text:span text:style-name="T2">Amazon Web Services (AWS)</text:span></text:span><text:span text:style-name="T2">, </text:span><text:span text:style-name="Strong_20_Emphasis"><text:span text:style-name="T2">Microsoft Azure</text:span></text:span><text:span text:style-name="T2"> e </text:span><text:span text:style-name="Strong_20_Emphasis"><text:span text:style-name="T2">Google Cloud</text:span></text:span><text:span text:style-name="T2">. Ogni fornitore offre una vasta gamma di servizi che si adattano a diverse esigenze aziendali e individuali.</text:span></text:p>
      <text:h text:style-name="Heading_20_4" text:outline-level="4"><text:span text:style-name="Strong_20_Emphasis"><text:span text:style-name="T2">Amazon Web Services (AWS)</text:span></text:span></text:h>
      <text:p text:style-name="P10">Amazon Web Services è uno dei principali fornitori di servizi cloud a livello mondiale. Fondato nel 2006 da Amazon, AWS offre una vasta gamma di soluzioni, tra cui computazione, archiviazione, database, intelligenza artificiale, analytics, IoT (Internet of Things), e servizi di machine learning. Le caratteristiche principali di AWS includono:</text:p>
      <text:list xml:id="list2221258068429579854" text:style-name="L1">
        <text:list-item>
          <text:p text:style-name="P11"><text:span text:style-name="Strong_20_Emphasis"><text:span text:style-name="T2">Scalabilità</text:span></text:span><text:span text:style-name="T2">: Risorse elastiche che si adattano automaticamente alle necessità.</text:span></text:p>
        </text:list-item>
        <text:list-item>
          <text:p text:style-name="P11"><text:span text:style-name="Strong_20_Emphasis"><text:span text:style-name="T2">Affidabilità</text:span></text:span><text:span text:style-name="T2">: Infrastruttura globale con molteplici datacenter.</text:span></text:p>
        </text:list-item>
        <text:list-item>
          <text:p text:style-name="P11"><text:span text:style-name="Strong_20_Emphasis"><text:span text:style-name="T2">Servizi diversi</text:span></text:span><text:span text:style-name="T2">: AWS offre oltre 175 servizi, inclusi Amazon EC2 per la computazione e Amazon S3 per l'archiviazione.</text:span></text:p>
        </text:list-item>
        <text:list-item>
          <text:p text:style-name="P2"><text:span text:style-name="Strong_20_Emphasis"><text:span text:style-name="T2">Modello di pagamento pay-as-you-go</text:span></text:span><text:span text:style-name="T2">: I clienti pagano solo per ciò che usano, senza costi fissi.</text:span></text:p>
        </text:list-item>
      </text:list>
      <text:h text:style-name="Heading_20_4" text:outline-level="4"><text:span text:style-name="Strong_20_Emphasis"><text:span text:style-name="T2">Microsoft Azure</text:span></text:span></text:h>
      <text:p text:style-name="P10">Microsoft Azure è una piattaforma di cloud computing che fornisce soluzioni per la gestione dei dati, l'intelligenza artificiale, l'analisi, la sicurezza e molto altro. Azure è particolarmente forte nell'integrazione con ambienti Microsoft, come Windows Server, Active Directory e SQL Server. Le caratteristiche principali di Azure includono:</text:p>
      <text:list xml:id="list4258001619040847484" text:style-name="L2">
        <text:list-item>
          <text:p text:style-name="P12"><text:span text:style-name="Strong_20_Emphasis"><text:span text:style-name="T2">Integrazione con prodotti Microsoft</text:span></text:span><text:span text:style-name="T2">: Azure è strettamente integrato con l'ecosistema Microsoft, rendendolo ideale per le aziende che già utilizzano software Microsoft.</text:span></text:p>
        </text:list-item>
        <text:list-item>
          <text:p text:style-name="P12"><text:span text:style-name="Strong_20_Emphasis"><text:span text:style-name="T2">Sicurezza e conformità</text:span></text:span><text:span text:style-name="T2">: Azure ha una forte attenzione alla sicurezza dei dati e alla conformità alle normative internazionali.</text:span></text:p>
        </text:list-item>
        <text:list-item>
          <text:p text:style-name="P3"><text:span text:style-name="Strong_20_Emphasis"><text:span text:style-name="T2">Servizi ibridi</text:span></text:span><text:span text:style-name="T2">: Permette la combinazione di infrastruttura on-premise e cloud, facilitando la transizione al cloud.</text:span></text:p>
        </text:list-item>
      </text:list>
      <text:h text:style-name="Heading_20_4" text:outline-level="4"><text:soft-page-break/><text:span text:style-name="Strong_20_Emphasis"><text:span text:style-name="T2">Google Cloud</text:span></text:span></text:h>
      <text:p text:style-name="P10">Google Cloud offre una suite di servizi che include l'elaborazione, l'archiviazione, i database, e l'intelligenza artificiale, con una forte attenzione all'analisi dei dati e all'apprendimento automatico. Le caratteristiche principali di Google Cloud includono:</text:p>
      <text:list xml:id="list6717649626808689874" text:style-name="L3">
        <text:list-item>
          <text:p text:style-name="P13"><text:span text:style-name="Strong_20_Emphasis"><text:span text:style-name="T2">Big Data e Machine Learning</text:span></text:span><text:span text:style-name="T2">: Strumenti avanzati per analizzare grandi quantità di dati, come BigQuery.</text:span></text:p>
        </text:list-item>
        <text:list-item>
          <text:p text:style-name="P13"><text:span text:style-name="Strong_20_Emphasis"><text:span text:style-name="T2">Infrastruttura globale</text:span></text:span><text:span text:style-name="T2">: Utilizza la stessa infrastruttura che supporta i servizi di Google come YouTube e Gmail.</text:span></text:p>
        </text:list-item>
        <text:list-item>
          <text:p text:style-name="P4"><text:span text:style-name="Strong_20_Emphasis"><text:span text:style-name="T2">Facilità di utilizzo</text:span></text:span><text:span text:style-name="T2">: Interfacce semplici e strumenti per sviluppatori che rendono l'adozione del cloud accessibile.</text:span></text:p>
        </text:list-item>
      </text:list>
      <text:h text:style-name="Heading_20_3" text:outline-level="3"><text:span text:style-name="Strong_20_Emphasis"><text:span text:style-name="T2">Descrizione dei Modelli di Servizio Cloud</text:span></text:span></text:h>
      <text:p text:style-name="Text_20_body"><text:span text:style-name="T2">Il cloud computing si basa su tre modelli principali di servizio: </text:span><text:span text:style-name="Strong_20_Emphasis"><text:span text:style-name="T2">IaaS (Infrastructure as a Service)</text:span></text:span><text:span text:style-name="T2">, </text:span><text:span text:style-name="Strong_20_Emphasis"><text:span text:style-name="T2">PaaS (Platform as a Service)</text:span></text:span><text:span text:style-name="T2"> e </text:span><text:span text:style-name="Strong_20_Emphasis"><text:span text:style-name="T2">SaaS (Software as a Service)</text:span></text:span><text:span text:style-name="T2">. Ognuno di questi modelli offre differenti livelli di controllo e gestione.</text:span></text:p>
      <text:h text:style-name="Heading_20_4" text:outline-level="4"><text:span text:style-name="Strong_20_Emphasis"><text:span text:style-name="T2">IaaS (Infrastructure as a Service)</text:span></text:span></text:h>
      <text:p text:style-name="Text_20_body"><text:span text:style-name="Strong_20_Emphasis"><text:span text:style-name="T2">IaaS</text:span></text:span><text:span text:style-name="T2"> è il modello più basilare di cloud computing. In questo modello, il provider del cloud fornisce risorse hardware virtualizzate, come server, storage e reti. Gli utenti possono gestire l'infrastruttura, installare software e configurare il sistema operativo, ma non devono preoccuparsi della gestione fisica dell'hardware.</text:span></text:p>
      <text:p text:style-name="Text_20_body"><text:span text:style-name="Strong_20_Emphasis"><text:span text:style-name="T2">Esempio</text:span></text:span><text:span text:style-name="T2">: </text:span><text:span text:style-name="Strong_20_Emphasis"><text:span text:style-name="T2">Amazon EC2</text:span></text:span><text:span text:style-name="T2"> è un esempio di servizio IaaS. Permette agli utenti di creare e gestire server virtuali in base alle necessità, scegliendo le risorse di calcolo, la memoria e lo storage.</text:span></text:p>
      <text:p text:style-name="Text_20_body"><text:span text:style-name="Strong_20_Emphasis"><text:span text:style-name="T2">Vantaggi</text:span></text:span><text:span text:style-name="T2">:</text:span></text:p>
      <text:list xml:id="list70538574061105949" text:style-name="L4">
        <text:list-item>
          <text:p text:style-name="P14"><text:span text:style-name="Strong_20_Emphasis"><text:span text:style-name="T2">Flessibilità</text:span></text:span><text:span text:style-name="T2">: Gli utenti possono scalare le risorse in base alle necessità.</text:span></text:p>
        </text:list-item>
        <text:list-item>
          <text:p text:style-name="P14"><text:span text:style-name="Strong_20_Emphasis"><text:span text:style-name="T2">Riduzione dei costi</text:span></text:span><text:span text:style-name="T2">: Si paga solo per le risorse utilizzate.</text:span></text:p>
        </text:list-item>
        <text:list-item>
          <text:p text:style-name="P5"><text:span text:style-name="Strong_20_Emphasis"><text:span text:style-name="T2">Nessuna gestione hardware</text:span></text:span><text:span text:style-name="T2">: L'utente non deve occuparsi della manutenzione fisica dei server.</text:span></text:p>
        </text:list-item>
      </text:list>
      <text:h text:style-name="Heading_20_4" text:outline-level="4"><text:span text:style-name="Strong_20_Emphasis"><text:span text:style-name="T2">PaaS (Platform as a Service)</text:span></text:span></text:h>
      <text:p text:style-name="Text_20_body"><text:span text:style-name="Strong_20_Emphasis"><text:span text:style-name="T2">PaaS</text:span></text:span><text:span text:style-name="T2"> fornisce una piattaforma che include l'infrastruttura necessaria per sviluppare, eseguire e gestire applicazioni senza dover gestire il sistema operativo o i server. Il fornitore del cloud si occupa dell'infrastruttura di base, mentre l'utente può concentrarsi sullo sviluppo dell'applicazione.</text:span></text:p>
      <text:p text:style-name="Text_20_body"><text:span text:style-name="Strong_20_Emphasis"><text:span text:style-name="T2">Esempio</text:span></text:span><text:span text:style-name="T2">: </text:span><text:span text:style-name="Strong_20_Emphasis"><text:span text:style-name="T2">Google App Engine</text:span></text:span><text:span text:style-name="T2"> è un esempio di PaaS, che consente agli sviluppatori di creare e distribuire applicazioni senza preoccuparsi dell'infrastruttura sottostante.</text:span></text:p>
      <text:p text:style-name="Text_20_body"><text:span text:style-name="Strong_20_Emphasis"><text:span text:style-name="T2">Vantaggi</text:span></text:span><text:span text:style-name="T2">:</text:span></text:p>
      <text:list xml:id="list8167871730662368571" text:style-name="L5">
        <text:list-item>
          <text:p text:style-name="P15"><text:span text:style-name="Strong_20_Emphasis"><text:span text:style-name="T2">Semplicità</text:span></text:span><text:span text:style-name="T2">: Non è necessario gestire l'infrastruttura o il sistema operativo.</text:span></text:p>
        </text:list-item>
        <text:list-item>
          <text:p text:style-name="P15"><text:span text:style-name="Strong_20_Emphasis"><text:span text:style-name="T2">Focus sullo sviluppo</text:span></text:span><text:span text:style-name="T2">: Gli sviluppatori possono concentrarsi sullo sviluppo dell'applicazione senza doversi preoccupare delle risorse sottostanti.</text:span></text:p>
        </text:list-item>
        <text:list-item>
          <text:p text:style-name="P6"><text:span text:style-name="Strong_20_Emphasis"><text:span text:style-name="T2">Scalabilità automatica</text:span></text:span><text:span text:style-name="T2">: Le applicazioni possono scalare automaticamente in base alla domanda.</text:span></text:p>
        </text:list-item>
      </text:list>
      <text:h text:style-name="Heading_20_4" text:outline-level="4"><text:soft-page-break/><text:span text:style-name="Strong_20_Emphasis"><text:span text:style-name="T2">SaaS (Software as a Service)</text:span></text:span></text:h>
      <text:p text:style-name="Text_20_body"><text:span text:style-name="Strong_20_Emphasis"><text:span text:style-name="T2">SaaS</text:span></text:span><text:span text:style-name="T2"> è un modello in cui le applicazioni software sono fornite come servizio tramite Internet. Gli utenti accedono a queste applicazioni tramite un browser, senza bisogno di installarle o gestirle localmente.</text:span></text:p>
      <text:p text:style-name="Text_20_body"><text:span text:style-name="Strong_20_Emphasis"><text:span text:style-name="T2">Esempio</text:span></text:span><text:span text:style-name="T2">: </text:span><text:span text:style-name="Strong_20_Emphasis"><text:span text:style-name="T2">Google Workspace (ex G Suite)</text:span></text:span><text:span text:style-name="T2"> è un esempio di SaaS, che offre applicazioni di produttività come Gmail, Google Drive, Google Docs e altre.</text:span></text:p>
      <text:p text:style-name="Text_20_body"><text:span text:style-name="Strong_20_Emphasis"><text:span text:style-name="T2">Vantaggi</text:span></text:span><text:span text:style-name="T2">:</text:span></text:p>
      <text:list xml:id="list4282431889911818915" text:style-name="L6">
        <text:list-item>
          <text:p text:style-name="P16"><text:span text:style-name="Strong_20_Emphasis"><text:span text:style-name="T2">Facilità d'uso</text:span></text:span><text:span text:style-name="T2">: Le applicazioni sono pronte all'uso e accessibili da qualsiasi dispositivo connesso a Internet.</text:span></text:p>
        </text:list-item>
        <text:list-item>
          <text:p text:style-name="P16"><text:span text:style-name="Strong_20_Emphasis"><text:span text:style-name="T2">Aggiornamenti automatici</text:span></text:span><text:span text:style-name="T2">: Gli utenti non devono preoccuparsi degli aggiornamenti del software.</text:span></text:p>
        </text:list-item>
        <text:list-item>
          <text:p text:style-name="P7"><text:span text:style-name="Strong_20_Emphasis"><text:span text:style-name="T2">Costi contenuti</text:span></text:span><text:span text:style-name="T2">: Non è necessario acquistare software o hardware, si paga solo per l'abbonamento.</text:span></text:p>
        </text:list-item>
      </text:list>
      <text:h text:style-name="Heading_20_3" text:outline-level="3"><text:span text:style-name="Strong_20_Emphasis"><text:span text:style-name="T2">Strategie di Backup nel Cloud</text:span></text:span></text:h>
      <text:p text:style-name="P10">Il backup nel cloud è un aspetto cruciale della gestione dei dati aziendali. Esistono diverse strategie di backup che possono essere implementate nel cloud, tra cui:</text:p>
      <text:list xml:id="list3385521854991256549" text:style-name="L7">
        <text:list-item>
          <text:p text:style-name="P17"><text:span text:style-name="Strong_20_Emphasis"><text:span text:style-name="T2">Backup completo</text:span></text:span><text:span text:style-name="T2">: Viene eseguito un backup completo di tutti i dati a intervalli regolari.</text:span></text:p>
        </text:list-item>
        <text:list-item>
          <text:p text:style-name="P17"><text:span text:style-name="Strong_20_Emphasis"><text:span text:style-name="T2">Backup incrementale</text:span></text:span><text:span text:style-name="T2">: Solo i dati che sono cambiati dalla precedente esecuzione del backup vengono salvati.</text:span></text:p>
        </text:list-item>
        <text:list-item>
          <text:p text:style-name="P8"><text:span text:style-name="Strong_20_Emphasis"><text:span text:style-name="T2">Backup differenziale</text:span></text:span><text:span text:style-name="T2">: Vengono salvati tutti i dati che sono cambiati dalla creazione dell'ultimo backup completo.</text:span></text:p>
        </text:list-item>
      </text:list>
      <text:h text:style-name="Heading_20_3" text:outline-level="3"><text:span text:style-name="Strong_20_Emphasis"><text:span text:style-name="T2">Configurazione RAID</text:span></text:span></text:h>
      <text:p text:style-name="P10">RAID (Redundant Array of Independent Disks) è una tecnologia che combina più dischi rigidi per migliorare le prestazioni o garantire la ridondanza dei dati. Esistono vari livelli di RAID, tra cui:</text:p>
      <text:list xml:id="list4404729973841649499" text:style-name="L8">
        <text:list-item>
          <text:p text:style-name="P18"><text:span text:style-name="Strong_20_Emphasis"><text:span text:style-name="T2">RAID 0</text:span></text:span><text:span text:style-name="T2">: Distribuzione dei dati su più dischi per migliorare le prestazioni (nessuna ridondanza).</text:span></text:p>
        </text:list-item>
        <text:list-item>
          <text:p text:style-name="P18"><text:span text:style-name="Strong_20_Emphasis"><text:span text:style-name="T2">RAID 1</text:span></text:span><text:span text:style-name="T2">: Mirroring dei dati su due dischi per garantire la ridondanza (alta sicurezza, ma bassa capacità).</text:span></text:p>
        </text:list-item>
        <text:list-item>
          <text:p text:style-name="P18"><text:span text:style-name="Strong_20_Emphasis"><text:span text:style-name="T2">RAID 5</text:span></text:span><text:span text:style-name="T2">: Stripping e parità distribuita su almeno tre dischi per garantire sia prestazioni che protezione dei dati.</text:span></text:p>
        </text:list-item>
        <text:list-item>
          <text:p text:style-name="P9"><text:span text:style-name="Strong_20_Emphasis"><text:span text:style-name="T2">RAID 10</text:span></text:span><text:span text:style-name="T2">: Combinazione di RAID 1 e RAID 0, che offre sia mirroring che miglioramento delle prestazioni.</text:span></text:p>
        </text:list-item>
      </text:list>
      <text:h text:style-name="Heading_20_3" text:outline-level="3"><text:span text:style-name="T2">Conclusioni</text:span></text:h>
      <text:p text:style-name="P10">Il cloud computing ha trasformato il modo in cui le aziende e gli individui gestiscono le risorse IT. Con fornitori come AWS, Azure e Google Cloud, le organizzazioni possono scegliere tra diverse soluzioni scalabili e flessibili per soddisfare le loro esigenze. I modelli di servizio IaaS, PaaS e SaaS offrono vari livelli di controllo e gestione, a seconda delle necessità dell'utente. Nel contempo, le strategie di backup e le configurazioni RAID sono essenziali per garantire la sicurezza e la disponibilità dei dati.</text:p>
      <text:p text:style-name="P20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Lucida Sans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2-05T14:52:40.61</meta:creation-date>
    <meta:document-statistic meta:table-count="0" meta:image-count="0" meta:object-count="0" meta:page-count="4" meta:paragraph-count="58" meta:word-count="1069" meta:character-count="7292"/>
    <dc:date>2024-12-05T14:58:58.40</dc:date>
    <meta:editing-duration>PT6M18S</meta:editing-duration>
    <meta:editing-cycles>1</meta:editing-cycles>
    <meta:generator>OpenOffice/4.1.15$Win32 OpenOffice.org_project/4115m2$Build-9813</meta:generator>
  </office:meta>
</office:document-meta>
</file>